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708in" fo:margin-left="-0.0813in" fo:margin-top="0in" fo:margin-bottom="0in" table:align="left"/>
    </style:style>
    <style:style style:name="Table1.A" style:family="table-column">
      <style:table-column-properties style:column-width="1.0208in"/>
    </style:style>
    <style:style style:name="Table1.B" style:family="table-column">
      <style:table-column-properties style:column-width="0.75in"/>
    </style:style>
    <style:style style:name="Table1.C" style:family="table-column">
      <style:table-column-properties style:column-width="2.5729in"/>
    </style:style>
    <style:style style:name="Table1.D" style:family="table-column">
      <style:table-column-properties style:column-width="1.9264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604in" fo:margin-left="-0.0813in" fo:margin-top="0in" fo:margin-bottom="0in" table:align="left"/>
    </style:style>
    <style:style style:name="Table2.A" style:family="table-column">
      <style:table-column-properties style:column-width="0.9472in"/>
    </style:style>
    <style:style style:name="Table2.B" style:family="table-column">
      <style:table-column-properties style:column-width="2.9278in"/>
    </style:style>
    <style:style style:name="Table2.C" style:family="table-column">
      <style:table-column-properties style:column-width="2.3854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text-properties fo:font-size="24pt" style:font-size-asian="24pt" style:font-size-complex="24pt"/>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style:text-properties fo:font-size="14pt" style:font-size-asian="14pt" style:font-size-complex="14pt"/>
    </style:style>
    <style:style style:name="P7" style:family="paragraph" style:parent-style-name="Standard">
      <style:paragraph-properties fo:margin-top="0in" fo:margin-bottom="0in" loext:contextual-spacing="false" fo:break-before="page"/>
      <style:text-properties fo:font-size="12pt" style:font-size-asian="12pt" style:font-size-complex="12pt"/>
    </style:style>
    <style:style style:name="P8" style:family="paragraph" style:parent-style-name="Standard">
      <style:paragraph-properties fo:margin-top="0in" fo:margin-bottom="0in" loext:contextual-spacing="false" fo:text-align="center" style:justify-single-word="false" fo:break-before="page"/>
    </style:style>
    <style:style style:name="P9" style:family="paragraph" style:parent-style-name="Standard" style:master-page-name="Standard">
      <style:paragraph-properties fo:margin-top="0in" fo:margin-bottom="0in" loext:contextual-spacing="false" fo:text-align="end" style:justify-single-word="false" style:page-number="1"/>
      <style:text-properties fo:font-size="24pt" style:font-size-asian="24pt" style:font-size-complex="24pt"/>
    </style:style>
    <style:style style:name="P10" style:family="paragraph" style:parent-style-name="Standard">
      <style:paragraph-properties fo:margin-left="0.5in" fo:margin-right="0in" fo:margin-top="0in" fo:margin-bottom="0in" loext:contextual-spacing="false" fo:text-align="end" style:justify-single-word="false" fo:text-indent="0in" style:auto-text-indent="false"/>
    </style:style>
    <style:style style:name="P11" style:family="paragraph" style:parent-style-name="Standard">
      <style:paragraph-properties fo:margin-left="0.5in" fo:margin-right="0in" fo:margin-top="0in" fo:margin-bottom="0in" loext:contextual-spacing="false" fo:text-align="end" style:justify-single-word="false" fo:text-indent="0in" style:auto-text-indent="false"/>
      <style:text-properties fo:font-size="24pt" style:font-size-asian="24pt" style:font-size-complex="24pt"/>
    </style:style>
    <style:style style:name="P12" style:family="paragraph" style:parent-style-name="Standard">
      <style:paragraph-properties fo:margin-left="0.5in" fo:margin-right="0in" fo:margin-top="0in" fo:margin-bottom="0in" loext:contextual-spacing="false" fo:text-align="end" style:justify-single-word="false" fo:text-indent="0in" style:auto-text-indent="false"/>
      <style:text-properties fo:font-size="14pt" style:font-size-asian="14pt" style:font-size-complex="14pt"/>
    </style:style>
    <style:style style:name="P13" style:family="paragraph" style:parent-style-name="Standard">
      <style:paragraph-properties fo:margin-left="0in" fo:margin-right="0in" fo:margin-top="0in" fo:margin-bottom="0in" loext:contextual-spacing="false" fo:text-indent="0in" style:auto-text-indent="false"/>
    </style:style>
    <style:style style:name="P14" style:family="paragraph" style:parent-style-name="Standard">
      <style:paragraph-properties fo:margin-left="0in" fo:margin-right="0in" fo:margin-top="0in" fo:margin-bottom="0in" loext:contextual-spacing="false" fo:text-indent="0in" style:auto-text-indent="false"/>
      <style:text-properties fo:font-size="14pt" style:font-size-asian="14pt" style:font-size-complex="14pt"/>
    </style:style>
    <style:style style:name="P15" style:family="paragraph" style:parent-style-name="Standard">
      <style:paragraph-properties fo:margin-left="0in" fo:margin-right="0in" fo:margin-top="0in" fo:margin-bottom="0in" loext:contextual-spacing="false" fo:text-indent="0.5in" style:auto-text-indent="false"/>
    </style:style>
    <style:style style:name="P16" style:family="paragraph" style:parent-style-name="Standard">
      <style:paragraph-properties fo:margin-left="0in" fo:margin-right="0in" fo:margin-top="0in" fo:margin-bottom="0in" loext:contextual-spacing="false" fo:text-indent="0.5in" style:auto-text-indent="false"/>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Heading_20_2">
      <style:paragraph-properties fo:margin-top="0in" fo:margin-bottom="0in" loext:contextual-spacing="false"/>
    </style:style>
    <style:style style:name="P19" style:family="paragraph" style:parent-style-name="Heading_20_1" style:list-style-name="WWNum1"/>
    <style:style style:name="P20" style:family="paragraph" style:parent-style-name="Heading_20_1">
      <style:paragraph-properties fo:margin-top="0.278in" fo:margin-bottom="0.0835in" loext:contextual-spacing="false" fo:break-before="page"/>
    </style:style>
    <style:style style:name="P21" style:family="paragraph" style:parent-style-name="Heading_20_3">
      <style:paragraph-properties fo:margin-top="0in" fo:margin-bottom="0in" loext:contextual-spacing="false"/>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2"/>
      <text:p text:style-name="P3"><text:span text:style-name="T1">My Drink List</text:span></text:p>
      <text:p text:style-name="P3"><text:span text:style-name="T1"><text:s/></text:span></text:p>
      <text:p text:style-name="P10"><text:span text:style-name="T1">Documento de Visão do Negócio</text:span></text:p>
      <text:p text:style-name="P11"/>
      <text:p text:style-name="P11"/>
      <text:p text:style-name="P11"/>
      <text:p text:style-name="P12"/>
      <text:p text:style-name="P12"/>
      <text:p text:style-name="P10"><text:span text:style-name="T2">Marcos Rafael Lapa de Sousa<text:line-break/>Pedro Basílio<text:line-break/>Rafael Borges Calil</text:span></text:p>
      <text:p text:style-name="P11"/>
      <text:p text:style-name="P7"/>
      <text:p text:style-name="P1"><text:span text:style-name="T3">HISTÓRICO DE VERSÕES</text:span></text:p>
      <text:p text:style-name="P4"/>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text:span text:style-name="T4">Data</text:span></text:p>
          </table:table-cell>
          <table:table-cell table:style-name="Table1.A1" office:value-type="string">
            <text:p text:style-name="P5"><text:span text:style-name="T4">Versão</text:span></text:p>
          </table:table-cell>
          <table:table-cell table:style-name="Table1.A1" office:value-type="string">
            <text:p text:style-name="P5"><text:span text:style-name="T4">Descrição</text:span></text:p>
          </table:table-cell>
          <table:table-cell table:style-name="Table1.A1" office:value-type="string">
            <text:p text:style-name="P5"><text:span text:style-name="T4">Autores</text:span></text:p>
          </table:table-cell>
        </table:table-row>
        <table:table-row table:style-name="Table1.1">
          <table:table-cell table:style-name="Table1.A1" office:value-type="string">
            <text:p text:style-name="P5"><text:span text:style-name="T4">05/09/2018</text:span></text:p>
          </table:table-cell>
          <table:table-cell table:style-name="Table1.A1" office:value-type="string">
            <text:p text:style-name="P5"><text:span text:style-name="T4">0.0</text:span></text:p>
          </table:table-cell>
          <table:table-cell table:style-name="Table1.A1" office:value-type="string">
            <text:p text:style-name="P5"><text:span text:style-name="T4">Criação do documento</text:span></text:p>
          </table:table-cell>
          <table:table-cell table:style-name="Table1.A1" office:value-type="string">
            <text:p text:style-name="P5"><text:span text:style-name="T4">Marcos, Pedro e Rafael</text:span></text:p>
          </table:table-cell>
        </table:table-row>
      </table:table>
      <text:p text:style-name="P4"><text:soft-page-break/></text:p>
      <text:p text:style-name="P1"><text:span text:style-name="T1"><text:s/></text:span></text:p>
      <text:p text:style-name="P8"><text:span text:style-name="T3">Índice</text:span></text:p>
      <text:p text:style-name="P20"><text:bookmark text:name="_vi1307jnlh4s"/></text:p>
      <text:list xml:id="list5718477799843317757" text:style-name="WWNum1">
        <text:list-item>
          <text:p text:style-name="P19"><text:bookmark text:name="_vi1307jnlh4s1"/>Introdução</text:p>
        </text:list-item>
      </text:list>
      <text:p text:style-name="P13"/>
      <text:p text:style-name="P15"><text:span text:style-name="T4">O propósito deste documento é identificar as principais necessidades e expectativas para o software M</text:span>eu Catálogo de Drinks<text:span text:style-name="T4">, que fará parte de um sistema de informação para catálogo e avaliação de drinks, bebidas e sucos.</text:span></text:p>
      <text:list xml:id="list195220243249898" text:continue-numbering="true" text:style-name="WWNum1">
        <text:list-item>
          <text:p text:style-name="P19"><text:bookmark text:name="_dzdod0htdzdx"/>Escopo</text:p>
        </text:list-item>
      </text:list>
      <text:p text:style-name="P13"/>
      <text:p text:style-name="P1"><text:span text:style-name="T4"><text:tab/>O objetivo do projeto é construir uma aplicação para catálogo e avaliação de drinks, bebidas e sucos. Todos os artefatos </text:span>e materiais relacionados serão postados no github, e os colaboradores serão os membros da equipe que está construindo este software mais o professor da disciplina.</text:p>
      <text:list xml:id="list195222024713047" text:continue-numbering="true" text:style-name="WWNum1">
        <text:list-item>
          <text:p text:style-name="P19"><text:bookmark text:name="_vi1307jnlh4s2"/>Objetivos</text:p>
        </text:list-item>
      </text:list>
      <text:p text:style-name="P13"/>
      <text:p text:style-name="P13"><text:tab/>Este documento deve ser usado como uma base para a construção, possuindo a premissa original do sistema, e melhorando o entendimento do que deve vir a ser construído. Desta forma o documento visa esclarecer os objetivos e decisões a serem tomadas na construção do sistema.</text:p>
      <text:list xml:id="list195220189181249" text:continue-numbering="true" text:style-name="WWNum1">
        <text:list-item>
          <text:p text:style-name="P19"><text:bookmark text:name="_vi1307jnlh4s3"/>Referências</text:p>
        </text:list-item>
      </text:list>
      <text:p text:style-name="P13"><text:tab/>1 - Como base para este documento foi usado o documento de visão geral exemplo “CS 02.1 - Modelo e Exemplo - Documento de Visão“ disponibilizado no SIGAA.</text:p>
      <text:list xml:id="list195221652140893" text:continue-numbering="true" text:style-name="WWNum1">
        <text:list-item>
          <text:p text:style-name="P19"><text:bookmark text:name="_vi1307jnlh4s4"/>Posicionamento</text:p>
        </text:list-item>
      </text:list>
      <text:p text:style-name="P13"/>
      <text:p text:style-name="P13"><text:tab/>Percebe-se ao procurar material sobre drinks, bebidas, sucos geralmente somos indicados a sites como blogs com usabilidade horrível e páginas de gastronomia em redes sociais, nenhum tipo destes especializado no assunto, então vimos a oportunidade de um software especializado que facilitaria encontrar informações e feedbacks sobre drinks.</text:p>
      <text:list xml:id="list195220198578450" text:continue-numbering="true" text:style-name="WWNum1">
        <text:list-item>
          <text:p text:style-name="P19"><text:bookmark text:name="_vi1307jnlh4s5"/>Descrição dos envolvidos e usuários</text:p>
        </text:list-item>
      </text:list>
      <text:p text:style-name="P13"/>
      <text:p text:style-name="P18"><text:bookmark text:name="_1wzhrmc3uulo"/>6.1.<text:tab/>Resumo dos Envolvidos</text:p>
      <text:p text:style-name="P1"/>
      <text:p text:style-name="P15">Os envolvidos que se interessam na construção desta aplicação são alunos da UFG cursando a disciplina Construção de Software e o Professor da disciplina.</text:p>
      <text:p text:style-name="P15"/>
      <text:p text:style-name="P18"><text:bookmark text:name="_4pizjak4du1h"/>6.2.<text:tab/>Resumo dos Usuários</text:p>
      <text:p text:style-name="P14"/>
      <text:p text:style-name="P1"><text:tab/>Lista resumida de usuários identificados:</text:p>
      <text:p text:style-name="P1"/>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7">Nome</text:p>
          </table:table-cell>
          <table:table-cell table:style-name="Table2.A1" office:value-type="string">
            <text:p text:style-name="P17">Descrição</text:p>
          </table:table-cell>
          <table:table-cell table:style-name="Table2.A1" office:value-type="string">
            <text:p text:style-name="P17">Permissão</text:p>
          </table:table-cell>
        </table:table-row>
        <table:table-row table:style-name="Table2.1">
          <table:table-cell table:style-name="Table2.A1" office:value-type="string">
            <text:p text:style-name="P17">Público</text:p>
          </table:table-cell>
          <table:table-cell table:style-name="Table2.A1" office:value-type="string">
            <text:p text:style-name="P17">qualquer pessoa, não é necessário login.</text:p>
          </table:table-cell>
          <table:table-cell table:style-name="Table2.A1" office:value-type="string">
            <text:p text:style-name="P17">Acessar e visualizar informações sobre os drinks.</text:p>
          </table:table-cell>
        </table:table-row>
        <table:table-row table:style-name="Table2.1">
          <table:table-cell table:style-name="Table2.A1" office:value-type="string">
            <text:p text:style-name="P17">Usuário</text:p>
          </table:table-cell>
          <table:table-cell table:style-name="Table2.A1" office:value-type="string">
            <text:p text:style-name="P17">está logado no sistema.</text:p>
          </table:table-cell>
          <table:table-cell table:style-name="Table2.A1" office:value-type="string">
            <text:p text:style-name="P17">Comentar e dar avaliações sobre drinks.</text:p>
          </table:table-cell>
        </table:table-row>
        <table:table-row table:style-name="Table2.1">
          <table:table-cell table:style-name="Table2.A1" office:value-type="string">
            <text:p text:style-name="P17">Usuário autorizado</text:p>
          </table:table-cell>
          <table:table-cell table:style-name="Table2.A1" office:value-type="string">
            <text:p text:style-name="P17">está logado no sistema e tem permissão especial.</text:p>
          </table:table-cell>
          <table:table-cell table:style-name="Table2.A1" office:value-type="string">
            <text:p text:style-name="P17">Criar e atualizar informações sobre os drinks.</text:p>
          </table:table-cell>
        </table:table-row>
      </table:table>
      <text:p text:style-name="P1"><text:soft-page-break/></text:p>
      <text:p text:style-name="P18"><text:bookmark text:name="_gbej8w6le8qf"/>6.3.<text:tab/>Principais Necessidades dos Usuários ou dos Envolvidos</text:p>
      <text:p text:style-name="P6"/>
      <text:p text:style-name="P1"><text:tab/>Estão descritas abaixo as principais necessidades dos usuários do Meu Catálogo de Drinks:</text:p>
      <text:p text:style-name="P1"/>
      <text:p text:style-name="P21"><text:bookmark text:name="_qm9wpbg1a2zz"/>6.3.1.<text:tab/>Banco de dados de drinks</text:p>
      <text:p text:style-name="P1"/>
      <text:p text:style-name="P1"><text:tab/>O sistema deve apresentar um banco de dados com drinks, receita, sua categoria e opcionalmente uma descrição (história do drink por exemplo).</text:p>
      <text:p text:style-name="P1"/>
      <text:p text:style-name="P21"><text:bookmark text:name="_7l50dryqjtj2"/>6.3.2.<text:tab/>Avaliação e feedback dos drinks</text:p>
      <text:p text:style-name="P1"/>
      <text:p text:style-name="P1"><text:tab/>É de grande importância a possibilidade de um usuário avaliar e dar feedback (comentar) sobre um drink.</text:p>
      <text:list xml:id="list195221629075817" text:continue-numbering="true" text:style-name="WWNum1">
        <text:list-item>
          <text:p text:style-name="P19"><text:bookmark text:name="_vi1307jnlh4s6"/>Visão geral do produto</text:p>
        </text:list-item>
      </text:list>
      <text:p text:style-name="P1">Esta seção oferece uma visão de nível superior dos recursos do produto.</text:p>
      <text:p text:style-name="P1"/>
      <text:p text:style-name="P18"><text:bookmark text:name="_fgxw59vjzjuw"/>7.1. Perspectiva do produto</text:p>
      <text:p text:style-name="P1"/>
      <text:p text:style-name="P15">A nossa perspectiva é que o My Drink Lista de uma base de dados onde seja possível encontrar informações (receita, quando e por quem foi criado se disponível), avaliações, comentários sobre drinks.</text:p>
      <text:p text:style-name="P1"/>
      <text:p text:style-name="P18"><text:bookmark text:name="_cchn4fodsi7k"/>7.2.<text:tab/>Funções do produto</text:p>
      <text:p text:style-name="P1"/>
      <text:p text:style-name="P15">Cadastrar os drinks, cadastrar usuários, controlar informações sobre os drinks, avaliar drinks, comentar sobre drinks, buscar drink por nome, buscar drink por categoria (doce, azedo, sem álcool), listar drinks por avaliação.</text:p>
      <text:p text:style-name="P1"/>
      <text:p text:style-name="P18"><text:bookmark text:name="_8wa0s8edusd2"/>7.3.<text:tab/>Suposições e dependências</text:p>
      <text:p text:style-name="P1"/>
      <text:p text:style-name="P15">Pelo teor de ser um trabalho acadêmico e com tempo bastante restrito, o escopo vai permanecer simples, mas pode sofrer alterações como a remoção ou adição de funcionalidades.</text:p>
      <text:p text:style-name="P15"><text:soft-page-break/></text:p>
      <text:p text:style-name="P18"><text:bookmark text:name="_gv8w8ucjncct"/>7.4.<text:tab/>Estimativa de Esforço</text:p>
      <text:p text:style-name="P1"/>
      <text:p text:style-name="P1"><text:tab/>É espero que o trabalho esteja o mais funcional possível ao final do semestre letivo, então esse projeto vai exigir dedicação dos alunos que não são especialistas nas tecnologias, por isso podem sofrer impedimentos que custam bastante tempo para resol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1" style:font-size-asian="12pt" style:language-asian="zh" style:country-asian="CN" style:font-name-complex="Arial1" style:font-size-complex="12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9" meta:paragraph-count="59" meta:word-count="570" meta:character-count="3643" meta:non-whitespace-character-count="3126"/>
    <meta:generator>LibreOfficeDev/5.1.0.3$Linux_X86_64 LibreOffice_project/</meta:generator>
  </office:meta>
</office:document-meta>
</file>